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color="#800000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background-color="#83caff" fo:padding="0.049cm" fo:border-left="none" fo:border-right="none" fo:border-top="0.002cm solid #9999ff" fo:border-bottom="0.002cm solid #9999ff" style:shadow="none">
        <style:background-image/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background-color="#83caff" fo:padding="0.049cm" fo:border-left="none" fo:border-right="none" fo:border-top="0.002cm solid #9999ff" fo:border-bottom="0.002cm solid #9999ff" style:shadow="none">
        <style:background-image/>
      </style:paragraph-properties>
      <style:text-properties fo:color="#000000"/>
    </style:style>
    <style:style style:name="T1" style:family="text">
      <style:text-properties fo:color="#800000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color="#ff0000"/>
    </style:style>
    <style:style style:name="T4" style:family="text">
      <style:text-properties fo:color="#ff0000" fo:background-color="#ffffff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ork done:</text:p>
      <text:p text:style-name="P5"><text:span text:style-name="T5">1 cameras </text:span></text:p>
      <text:p text:style-name="Standard">1&gt; auto follow camera</text:p>
      <text:p text:style-name="Standard">2&gt; controllable follow camera</text:p>
      <text:p text:style-name="Standard"><text:s text:c="5"/>operation instructions:</text:p>
      <text:p text:style-name="Standard"><text:s text:c="5"/>1 use &gt; or &lt; key to change the dist between the spider and the camera</text:p>
      <text:p text:style-name="Standard"><text:s text:c="5"/>2 use w/a/s/d to rotate</text:p>
      <text:p text:style-name="Standard">3&gt; world camera </text:p>
      <text:p text:style-name="Standard"><text:tab/>There are two kinds of world cameras.</text:p>
      <text:p text:style-name="Standard"><text:s text:c="6"/>First one is just operating the cameras. Second one is cast a ray from the camera to gameobjects. The <text:span text:style-name="T4">difference</text:span> is the rotating operations:</text:p>
      <text:list xml:id="list8195490154793039449" text:style-name="L1">
        <text:list-item>
          <text:list>
            <text:list-item>
              <text:p text:style-name="P1">the first one rotates the camera itself</text:p>
            </text:list-item>
            <text:list-item>
              <text:p text:style-name="P1">the second one rotates the camera around the ray hit point. </text:p>
            </text:list-item>
          </text:list>
        </text:list-item>
      </text:list>
      <text:p text:style-name="Standard"><text:s text:c="7"/>Cons&amp;pros:</text:p>
      <text:p text:style-name="Standard"><text:s text:c="7"/>The first one is hard to operate.</text:p>
      <text:p text:style-name="Standard"><text:s text:c="7"/>The second one is easy to operate. Besides, I could shoot food or bombs towards the hit point. However, the ray must hit at least one objects. <text:span text:style-name="T3">And one problem here is how to deal with the condition that the ray hit nothing(need some suggestion here)</text:span>.</text:p>
      <text:p text:style-name="Standard"><text:s text:c="5"/>operation instructions:</text:p>
      <text:p text:style-name="Standard"><text:s text:c="5"/>1 1,2,3,4 to reset the camera position and orientation</text:p>
      <text:p text:style-name="Standard"><text:s text:c="5"/>2 w/s/a/d to rotate</text:p>
      <text:p text:style-name="Standard"><text:s text:c="5"/>3 &gt; or &lt; to change the dist between hit point and camera</text:p>
      <text:p text:style-name="Standard"><text:s text:c="5"/>4 arrow keys to change the position of the camera </text:p>
      <text:p text:style-name="Standard">4&gt; For the moment, the camera init when the game starts, <text:span text:style-name="T1">should I init these cameras at runtime?</text:span></text:p>
      <text:p text:style-name="Standard"><text:span text:style-name="T1"/></text:p>
      <text:p text:style-name="P6"><text:span text:style-name="T5">2 Report revision </text:span></text:p>
      <text:p text:style-name="P3"><text:span text:style-name="T5"/></text:p>
      <text:p text:style-name="P3"><text:span text:style-name="T5"/></text:p>
      <text:p text:style-name="P6"><text:span text:style-name="T5">3 Extra reading</text:span></text:p>
      <text:p text:style-name="P3"><text:span text:style-name="T5"/></text:p>
      <text:p text:style-name="P3"><text:span text:style-name="T5"/></text:p>
      <text:p text:style-name="P6"><text:span text:style-name="T5">4 Different behaviours</text:span></text:p>
      <text:p text:style-name="P3"><text:span text:style-name="T5">111</text:span></text:p>
      <text:p text:style-name="Standard"><text:s text:c="5"/></text:p>
      <text:p text:style-name="Standard"><text:s text:c="4"/></text:p>
      <text:p text:style-name="P2"/>
      <text:p text:style-name="Standard"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7-12T21:00:06</meta:creation-date>
    <dc:date>2015-07-13T23:48:20</dc:date>
    <meta:editing-duration>PT1H18M15S</meta:editing-duration>
    <meta:editing-cycles>13</meta:editing-cycles>
    <meta:generator>OpenOffice/4.1.1$Unix OpenOffice.org_project/411m6$Build-9775</meta:generator>
    <meta:document-statistic meta:table-count="0" meta:image-count="0" meta:object-count="0" meta:page-count="1" meta:paragraph-count="28" meta:word-count="209" meta:character-count="1212"/>
  </office:meta>
</office:document-meta>
</file>